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03c1" officeooo:paragraph-rsid="000b03c1"/>
    </style:style>
    <style:style style:name="P2" style:family="paragraph" style:parent-style-name="Standard">
      <style:text-properties officeooo:rsid="000b03c1" officeooo:paragraph-rsid="000b03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the first run the complete build process.</text:p>
      <text:p text:style-name="P1"/>
      <text:p text:style-name="P1">If you want to compile individual drivers or tools or kernel modules without build.sh</text:p>
      <text:p text:style-name="P1"/>
      <text:p text:style-name="P1">Step-1 </text:p>
      <text:p text:style-name="P1">export the release tooldir bin to $PATH</text:p>
      <text:p text:style-name="P1"/>
      <text:p text:style-name="P1">In my case it is /home/sid/project/Minix/obj.evbearm-el/tooldir.Linux-4.4.0-62-generic-x86_64/bin</text:p>
      <text:p text:style-name="P1"/>
      <text:p text:style-name="P1">then go to the source directory </text:p>
      <text:p text:style-name="P1"/>
      <text:p text:style-name="P1"><text:s/>- nbmake-(architecture) clean </text:p>
      <text:p text:style-name="P1">- nbmake-(architechture)</text:p>
      <text:p text:style-name="P1"/>
      <text:p text:style-name="P1">Make sure you have set the permissions right in case you built the image with root privileges then change the owner to a normal user and run the commands</text:p>
      <text:p text:style-name="P1"/>
      <text:p text:style-name="P1">The output will be found in the respective folder in the /obj.evbearm-el/* fold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21:25:02.643844136</meta:creation-date>
    <dc:date>2017-02-15T15:51:19.290432952</dc:date>
    <meta:editing-duration>PT9M34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0" meta:word-count="89" meta:character-count="594" meta:non-whitespace-character-count="511"/>
  </office:meta>
</office:document-meta>
</file>